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the content for file 24, with its notes.</text:p>
      <text:p text:style-name="Horizontal_20_Line"/>
      <text:p text:style-name="First_20_paragraph">Notes</text:p>
      <text:p text:style-name="Text_20_body">…notes for file 24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8-11T23:57:27Z</meta:creation-date>
    <dc:date>2025-08-11T23:57:27Z</dc:date>
  </office:meta>
</office:document-meta>
</file>